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Standard" style:list-style-name="L1">
      <style:text-properties officeooo:paragraph-rsid="001f9c24"/>
    </style:style>
    <style:style style:name="P3" style:family="paragraph" style:parent-style-name="Standard">
      <style:text-properties officeooo:rsid="001dd8bf" officeooo:paragraph-rsid="001dd8bf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paragraph-rsid="001f9c24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1dd8bf" officeooo:paragraph-rsid="001dd8bf"/>
    </style:style>
    <style:style style:name="P10" style:family="paragraph" style:parent-style-name="Text_20_body" style:list-style-name="L1">
      <style:text-properties officeooo:rsid="001dd8bf" officeooo:paragraph-rsid="001dd8bf"/>
    </style:style>
    <style:style style:name="P11" style:family="paragraph" style:parent-style-name="Text_20_body" style:list-style-name="L1">
      <style:text-properties officeooo:rsid="001dd8bf" officeooo:paragraph-rsid="001f9c24"/>
    </style:style>
    <style:style style:name="P12" style:family="paragraph" style:parent-style-name="Text_20_body">
      <style:text-properties officeooo:paragraph-rsid="001dd8bf"/>
    </style:style>
    <style:style style:name="P13" style:family="paragraph" style:parent-style-name="Text_20_body">
      <style:paragraph-properties fo:break-before="page"/>
      <style:text-properties officeooo:paragraph-rsid="001dd8bf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officeooo:rsid="001f9c24" officeooo:paragraph-rsid="001f9c24"/>
    </style:style>
    <style:style style:name="T1" style:family="text">
      <style:text-properties fo:font-weight="bold"/>
    </style:style>
    <style:style style:name="T2" style:family="text">
      <style:text-properties officeooo:rsid="001dd8b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2)</text:span><text:line-break/>Suponiendo que tu aplicación se mueva al directorio <text:span text:style-name="Source_20_Text">/srv/website/python/app</text:span>:</text:p>
      <text:list xml:id="list2946522180" text:style-name="L1">
        <text:list-item>
          <text:p text:style-name="P5">¿Qué deberías modificar el <text:span text:style-name="Source_20_Text">FC</text:span>?</text:p>
          <text:list>
            <text:list-item>
              <text:p text:style-name="P9">Deberia cambiar la ruta del path append path.append("/home/auskalo/proyectos/webpython/root/app")</text:p>
            </text:list-item>
            <text:list-item>
              <text:p text:style-name="P9">path.append("<text:span text:style-name="Source_20_Text">/srv/website/python/app</text:span>")</text:p>
            </text:list-item>
          </text:list>
        </text:list-item>
        <text:list-item>
          <text:p text:style-name="P4">¿Deberías modificar algo más, por ejemplo, en Apache? Si es así, ¿dónde?</text:p>
          <text:list>
            <text:list-item>
              <text:p text:style-name="P10">Deberia cambiar las rutas del virtualhost:</text:p>
            </text:list-item>
            <text:list-item>
              <text:p text:style-name="P10">&lt;VirtualHost *:80&gt;</text:p>
            </text:list-item>
            <text:list-item>
              <text:p text:style-name="P10"><text:tab/>*ServerName webpython.local</text:p>
            </text:list-item>
            <text:list-item>
              <text:p text:style-name="P10"><text:tab/>*DocumentRoot "/home/auskalo/proyectos/webpython/root"</text:p>
            </text:list-item>
            <text:list-item>
              <text:p text:style-name="P10"><text:tab/>*ErrorLog "/home/auskalo/proyectos/webpython/logs/error.log"</text:p>
            </text:list-item>
            <text:list-item>
              <text:p text:style-name="P10"><text:tab/>*CustomLog "/home/auskalo/proyectos/webpython/logs/access.log" combined</text:p>
            </text:list-item>
            <text:list-item>
              <text:p text:style-name="P10"/>
            </text:list-item>
            <text:list-item>
              <text:p text:style-name="P10"><text:tab/>*&lt;Directory "/home/auskalo/proyectos/webpython/root"&gt;</text:p>
            </text:list-item>
            <text:list-item>
              <text:p text:style-name="P10"><text:tab/><text:tab/>Options -Indexes </text:p>
            </text:list-item>
            <text:list-item>
              <text:p text:style-name="P10"><text:tab/><text:tab/>RewriteEngine On </text:p>
            </text:list-item>
            <text:list-item>
              <text:p text:style-name="P10"><text:tab/><text:tab/>RewriteRule !(^media) app/index.py</text:p>
            </text:list-item>
            <text:list-item>
              <text:p text:style-name="P10"><text:tab/>&lt;/Directory&gt;</text:p>
            </text:list-item>
            <text:list-item>
              <text:p text:style-name="P10"><text:tab/>*&lt;Directory "/home/auskalo/proyectos/webpython/root/app"&gt;</text:p>
            </text:list-item>
            <text:list-item>
              <text:p text:style-name="P10"><text:tab/><text:tab/>Options -Indexes +ExecCGI</text:p>
            </text:list-item>
            <text:list-item>
              <text:p text:style-name="P10"><text:tab/><text:tab/>SetHandler cgi-script</text:p>
            </text:list-item>
            <text:list-item>
              <text:p text:style-name="P10"><text:tab/>&lt;/Directory&gt;</text:p>
            </text:list-item>
            <text:list-item>
              <text:p text:style-name="P10"><text:tab/>*&lt;Directory "/home/auskalo/proyectos/webpython/root/media"&gt;</text:p>
            </text:list-item>
            <text:list-item>
              <text:p text:style-name="P10"><text:tab/><text:tab/>Options -Indexes </text:p>
            </text:list-item>
            <text:list-item>
              <text:p text:style-name="P10"><text:tab/>&lt;/Directory&gt;</text:p>
            </text:list-item>
            <text:list-item>
              <text:p text:style-name="P11">&lt;/VirtualHost&gt;</text:p>
            </text:list-item>
          </text:list>
        </text:list-item>
        <text:list-item>
          <text:p text:style-name="P2"><text:span text:style-name="T2">El directorio en /etc/apache2/apache2.conf</text:span></text:p>
        </text:list-item>
        <text:list-item>
          <text:p text:style-name="P2">&lt;Directory /home/auskalo/&gt;</text:p>
        </text:list-item>
        <text:list-item>
          <text:p text:style-name="P2"><text:tab/>Options Indexes FollowSymLinks</text:p>
        </text:list-item>
        <text:list-item>
          <text:p text:style-name="P2"><text:tab/>AllowOverride None</text:p>
        </text:list-item>
        <text:list-item>
          <text:p text:style-name="P2"><text:tab/>Require all granted</text:p>
          <text:list>
            <text:list-item>
              <text:p text:style-name="P11">&lt;/Directory&gt;<text:tab/></text:p>
            </text:list-item>
          </text:list>
        </text:list-item>
      </text:list>
      <text:p text:style-name="P12"><text:line-break/></text:p>
      <text:p text:style-name="P13"><text:span text:style-name="T1">Ejercicio 3)</text:span><text:line-break/>Si el nombre del archivo <text:span text:style-name="Source_20_Text">index.py</text:span> cambiase a <text:span text:style-name="Source_20_Text">front-controller.py</text:span>:</text:p>
      <text:p text:style-name="P3"/>
      <text:p text:style-name="P3"/>
      <text:p text:style-name="P3"/>
      <text:list text:style-name="L2">
        <text:list-item>
          <text:p text:style-name="P7">¿Deberías cambiar algo en la aplicación? De ser así, ¿qué cambiarías?</text:p>
          <text:list>
            <text:list-item>
              <text:p text:style-name="P14">No.</text:p>
            </text:list-item>
          </text:list>
        </text:list-item>
        <text:list-item>
          <text:p text:style-name="P6">¿Deberías cambiar algo en Apache? De ser así, ¿qué cambiarías?</text:p>
          <text:list>
            <text:list-item>
              <text:p text:style-name="P8"><text:span text:style-name="T2">En el virtual host - </text:span>RewriteRule !(^media) app/index.py</text:p>
            </text:list-item>
          </text:list>
        </text:list-item>
      </text:list>
      <text:p text:style-name="Standard"><text:tab/><text:tab/></text:p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7:16:35.337025508</meta:creation-date>
    <dc:date>2025-06-17T18:57:17.906035111</dc:date>
    <meta:editing-duration>PT1H40M42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38" meta:word-count="168" meta:character-count="1425" meta:non-whitespace-character-count="1294"/>
  </office:meta>
</office:document-meta>
</file>